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8a2e5"/>
    </style:style>
    <style:style style:name="P2" style:family="paragraph" style:parent-style-name="Heading_20_2">
      <style:text-properties officeooo:paragraph-rsid="0058a2e5"/>
    </style:style>
    <style:style style:name="P3" style:family="paragraph" style:parent-style-name="Text_20_body">
      <style:text-properties officeooo:rsid="00253ea3" officeooo:paragraph-rsid="0058a2e5"/>
    </style:style>
    <style:style style:name="P4" style:family="paragraph" style:parent-style-name="Heading_20_2">
      <style:text-properties officeooo:rsid="001d4a08" officeooo:paragraph-rsid="0058a2e5"/>
    </style:style>
    <style:style style:name="P5" style:family="paragraph" style:parent-style-name="Text_20_body" style:list-style-name="L1">
      <style:text-properties fo:font-weight="normal" officeooo:rsid="004d3706" officeooo:paragraph-rsid="0058a2e5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56ebc0" officeooo:paragraph-rsid="0058a2e5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33c2b0" officeooo:paragraph-rsid="0058a2e5" style:font-weight-asian="normal" style:font-weight-complex="normal"/>
    </style:style>
    <style:style style:name="P8" style:family="paragraph" style:parent-style-name="Heading_20_2" style:list-style-name="">
      <style:text-properties officeooo:rsid="001de5be" officeooo:paragraph-rsid="0058a2e5"/>
    </style:style>
    <style:style style:name="P9" style:family="paragraph" style:parent-style-name="Heading_20_2">
      <style:paragraph-properties fo:break-before="page"/>
      <style:text-properties officeooo:rsid="001de5be" officeooo:paragraph-rsid="0058a2e5"/>
    </style:style>
    <style:style style:name="P10" style:family="paragraph" style:parent-style-name="Text_20_body">
      <style:text-properties officeooo:rsid="0025c04a" officeooo:paragraph-rsid="0058a2e5"/>
    </style:style>
    <style:style style:name="T1" style:family="text">
      <style:text-properties officeooo:rsid="00396476"/>
    </style:style>
    <style:style style:name="T2" style:family="text">
      <style:text-properties officeooo:rsid="0056ebc0"/>
    </style:style>
    <style:style style:name="T3" style:family="text">
      <style:text-properties officeooo:rsid="0059316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1.</text:span><text:span text:style-name="T2">2</text:span></text:p>
      <text:h text:style-name="P2" text:outline-level="2">AIM</text:h>
      <text:p text:style-name="P3">To find ε – closure of all states of any given NFA with ε transition</text:p>
      <text:h text:style-name="P4" text:outline-level="2">ALGORITHM</text:h>
      <text:list text:style-name="L1">
        <text:list-item>
          <text:p text:style-name="P5">Start</text:p>
        </text:list-item>
        <text:list-item>
          <text:p text:style-name="P6">Create utility functions for NFA data structure to read and write transitions.</text:p>
        </text:list-item>
        <text:list-item>
          <text:p text:style-name="P6">Read NFA input as follows:</text:p>
          <text:list>
            <text:list-item>
              <text:p text:style-name="P6">The first line contains the number of states (n) , number of final states (f) , number of input alphabets(m), and number of transitions(t).</text:p>
            </text:list-item>
            <text:list-item>
              <text:p text:style-name="P6">The next line contains f space separated integers denoting the final states.</text:p>
            </text:list-item>
            <text:list-item>
              <text:p text:style-name="P6">The next line contains the m input alphabets as a single string.</text:p>
            </text:list-item>
            <text:list-item>
              <text:p text:style-name="P6">The next t lines contain transitions as “qi qj c” representing a transition from qi to qj on input alphabet c. Here, the alphabet ‘e’ denotes epsilon.</text:p>
            </text:list-item>
          </text:list>
        </text:list-item>
        <text:list-item>
          <text:p text:style-name="P6">Create a DFS function that finds epsilon closure of a state and stores in a boolean array as follows:</text:p>
          <text:list>
            <text:list-item>
              <text:p text:style-name="P6">If state is visited, terminate function call.</text:p>
            </text:list-item>
            <text:list-item>
              <text:p text:style-name="P6">Mark state as visited.</text:p>
            </text:list-item>
            <text:list-item>
              <text:p text:style-name="P6">For each transition from the given state via input alphabet epsilon:</text:p>
              <text:list>
                <text:list-item>
                  <text:p text:style-name="P6">Recursively call the DFS function for the target state.</text:p>
                </text:list-item>
              </text:list>
            </text:list-item>
          </text:list>
        </text:list-item>
        <text:list-item>
          <text:p text:style-name="P6">For each state in the epsilon NFA, find the epsilon closure using DFS.</text:p>
        </text:list-item>
        <text:list-item>
          <text:p text:style-name="P6">Print the set of states in the epsilon closure of each state.</text:p>
        </text:list-item>
        <text:list-item>
          <text:p text:style-name="P7">Stop</text:p>
        </text:list-item>
      </text:list>
      <text:h text:style-name="P8" text:outline-level="2"/>
      <text:h text:style-name="P9" text:outline-level="2">RESULT</text:h>
      <text:p text:style-name="P10">Successfully <text:span text:style-name="T3">calculated epsilon closure of all stat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07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8-18T11:34:54.272663866</dc:date>
    <meta:editing-duration>PT5H45M48S</meta:editing-duration>
    <meta:editing-cycles>29</meta:editing-cycles>
    <meta:generator>LibreOffice/25.2.5.2$Linux_X86_64 LibreOffice_project/520$Build-2</meta:generator>
    <meta:document-statistic meta:table-count="0" meta:image-count="0" meta:object-count="0" meta:page-count="2" meta:paragraph-count="22" meta:word-count="212" meta:character-count="1164" meta:non-whitespace-character-count="988"/>
  </office:meta>
</office:document-meta>
</file>